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ewsGothicMt" svg:font-family="NewsGothicMt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5c0" officeooo:paragraph-rsid="000b25c0"/>
    </style:style>
    <style:style style:name="P2" style:family="paragraph" style:parent-style-name="Standard">
      <style:paragraph-properties fo:text-align="start" style:justify-single-word="false"/>
      <style:text-properties officeooo:paragraph-rsid="000cbfee"/>
    </style:style>
    <style:style style:name="T1" style:family="text">
      <style:text-properties fo:font-variant="normal" fo:text-transform="none" fo:color="#444444" style:font-name="NewsGothicMt" fo:font-size="12.75pt" fo:letter-spacing="normal" fo:font-style="normal" fo:font-weight="normal"/>
    </style:style>
    <style:style style:name="T2" style:family="text">
      <style:text-properties fo:font-variant="normal" fo:text-transform="none" fo:color="#444444" style:font-name="NewsGothicMt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fo:font-variant="normal" fo:text-transform="none" fo:color="#444444" style:font-name="Liberation Serif" fo:font-size="12.75pt" fo:letter-spacing="normal" fo:font-style="normal" fo:font-weight="normal"/>
    </style:style>
    <style:style style:name="T5" style:family="text">
      <style:text-properties fo:font-variant="normal" fo:text-transform="none" fo:color="#444444" style:font-name="Liberation Serif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44444" style:font-name="Liberation Serif" fo:letter-spacing="normal"/>
    </style:style>
    <style:style style:name="T7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444444" style:font-name="Liberation Serif" fo:font-size="12pt" fo:letter-spacing="normal" style:font-size-asian="12pt" style:font-size-complex="12pt"/>
    </style:style>
    <style:style style:name="T10" style:family="text">
      <style:text-properties officeooo:rsid="000cbfe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Biologia</text:p>
      <text:p text:style-name="P1"/>
      <text:p text:style-name="P2"><text:span text:style-name="T10">1-</text:span><text:span text:style-name="Strong_20_Emphasis"><text:span text:style-name="T8">Anagênese</text:span></text:span><text:span text:style-name="T9"> </text:span><text:span text:style-name="T7">(ana = para cima; gênesis = origem): representa a progressiva evolução de caracteres que surgem ou se modificam, alterando a freqüência genética de uma população. Portanto, uma inovação orgânica, favorável ou desfavorável, selecionada e adaptada ao ambiente. Geralmente se estabelecem por eventos relacionados à mutação e permutação em cromossomos homólogos.</text:span><text:span text:style-name="T12"><text:line-break/><text:line-break/></text:span><text:span text:style-name="Strong_20_Emphasis"><text:span text:style-name="T8">Cladogênese </text:span></text:span><text:span text:style-name="T7">(clado = ramo): compreende a ramificação filogenética, ocasionando a ruptura na coesão de uma população, que em função de contínuas transformações anatômicas e funcionais, em resposta às condições ambientais, resultam na dicotomia (separação, neste caso em grupos) da população, estabelecendo diferenças capazes de originar clados não compatí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ewsGothicMt" svg:font-family="NewsGothicMt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1:00:09.784363307</meta:creation-date>
    <dc:date>2020-12-07T11:16:08.439839645</dc:date>
    <meta:editing-duration>PT5M58S</meta:editing-duration>
    <meta:editing-cycles>1</meta:editing-cycles>
    <meta:document-statistic meta:table-count="0" meta:image-count="0" meta:object-count="0" meta:page-count="1" meta:paragraph-count="2" meta:word-count="102" meta:character-count="752" meta:non-whitespace-character-count="651"/>
    <meta:generator>LibreOffice/6.4.6.2$Linux_X86_64 LibreOffice_project/40$Build-2</meta:generator>
  </office:meta>
</office:document-meta>
</file>